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1" manifest:media-type=""/>
  <manifest:file-entry manifest:full-path="Object 1/settings.xml" manifest:media-type="text/xml"/>
  <manifest:file-entry manifest:full-path="Object 1/content.xml" manifest:media-type="text/xml"/>
  <manifest:file-entry manifest:full-path="Object 1/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1"/>
    </style:style>
    <style:style style:name="P4" style:parent-style-name="Title" style:family="paragraph">
      <style:paragraph-properties fo:line-height="115%"/>
      <style:text-properties fo:font-size="36pt" style:font-size-asian="36pt" style:font-size-complex="36pt"/>
    </style:style>
    <style:style style:name="P5" style:parent-style-name="Subtitle" style:family="paragraph">
      <style:text-properties style:font-size-complex="12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14pt" style:font-size-asian="14pt" style:font-size-complex="14pt"/>
    </style:style>
    <style:style style:name="P8" style:parent-style-name="Normal" style:family="paragraph">
      <style:text-properties fo:font-size="14pt" style:font-size-asian="14pt" style:font-size-complex="14pt"/>
    </style:style>
    <style:style style:name="P9" style:parent-style-name="Normal" style:family="paragraph">
      <style:text-properties fo:font-size="14pt" style:font-size-asian="14pt" style:font-size-complex="14pt"/>
    </style:style>
    <style:style style:name="P10" style:parent-style-name="Normal" style:family="paragraph">
      <style:text-properties fo:font-size="14pt" style:font-size-asian="14pt" style:font-size-complex="14pt"/>
    </style:style>
    <style:style style:name="P11" style:parent-style-name="Normal" style:family="paragraph">
      <style:text-properties fo:font-size="14pt" style:font-size-asian="14pt" style:font-size-complex="14pt"/>
    </style:style>
    <style:style style:name="P12" style:parent-style-name="Normal" style:family="paragraph">
      <style:text-properties fo:font-size="14pt" style:font-size-asian="14pt" style:font-size-complex="14pt"/>
    </style:style>
    <style:style style:name="P13" style:parent-style-name="Normal" style:family="paragraph">
      <style:text-properties fo:font-size="14pt" style:font-size-asian="14pt" style:font-size-complex="14pt"/>
    </style:style>
    <style:style style:name="P14" style:parent-style-name="Normal" style:family="paragraph">
      <style:text-properties fo:font-size="14pt" style:font-size-asian="14pt" style:font-size-complex="14pt"/>
    </style:style>
    <style:style style:name="P15" style:parent-style-name="Normal" style:family="paragraph">
      <style:text-properties fo:font-size="14pt" style:font-size-asian="14pt" style:font-size-complex="14pt"/>
    </style:style>
    <style:style style:name="P16" style:parent-style-name="Normal" style:family="paragraph">
      <style:text-properties fo:font-size="14pt" style:font-size-asian="14pt" style:font-size-complex="14pt"/>
    </style:style>
    <style:style style:name="P17" style:parent-style-name="Normal" style:family="paragraph">
      <style:text-properties fo:font-size="14pt" style:font-size-asian="14pt" style:font-size-complex="14pt"/>
    </style:style>
    <style:style style:name="P18" style:parent-style-name="Normal" style:family="paragraph">
      <style:text-properties fo:font-size="14pt" style:font-size-asian="14pt" style:font-size-complex="14pt"/>
    </style:style>
    <style:style style:name="P19" style:parent-style-name="Normal" style:family="paragraph">
      <style:text-properties fo:font-size="14pt" style:font-size-asian="14pt" style:font-size-complex="14pt"/>
    </style:style>
    <style:style style:name="P20" style:parent-style-name="Normal" style:family="paragraph">
      <style:text-properties fo:font-size="14pt" style:font-size-asian="14pt" style:font-size-complex="14pt"/>
    </style:style>
    <style:style style:name="P21" style:parent-style-name="Normal" style:family="paragraph">
      <style:text-properties fo:font-size="14pt" style:font-size-asian="14pt" style:font-size-complex="14pt"/>
    </style:style>
    <style:style style:name="P22" style:parent-style-name="Normal" style:family="paragraph">
      <style:text-properties fo:font-size="14pt" style:font-size-asian="14pt" style:font-size-complex="14pt"/>
    </style:style>
    <style:style style:name="P23" style:parent-style-name="Normal" style:family="paragraph">
      <style:text-properties fo:font-size="14pt" style:font-size-asian="14pt" style:font-size-complex="14pt"/>
    </style:style>
    <style:style style:name="P24" style:parent-style-name="Normal" style:family="paragraph">
      <style:text-properties fo:font-size="14pt" style:font-size-asian="14pt" style:font-size-complex="14pt"/>
    </style:style>
    <style:style style:name="P25" style:parent-style-name="Normal" style:family="paragraph">
      <style:text-properties style:font-size-complex="12pt"/>
    </style:style>
    <style:style style:name="P26" style:parent-style-name="Title" style:family="paragraph">
      <style:paragraph-properties fo:line-height="115%"/>
    </style:style>
    <style:style style:name="P27" style:parent-style-name="Heading1" style:family="paragraph"/>
    <style:style style:name="P28" style:parent-style-name="Heading1" style:family="paragraph"/>
    <style:style style:name="P29" style:parent-style-name="Heading1" style:family="paragraph"/>
    <style:style style:name="P30" style:parent-style-name="Heading1" style:family="paragraph"/>
    <style:style style:name="P31" style:parent-style-name="Heading1" style:family="paragraph"/>
    <style:style style:name="P32" style:parent-style-name="Heading1" style:family="paragraph"/>
    <style:style style:name="P33" style:parent-style-name="Normal" style:family="paragraph">
      <style:text-properties style:font-size-complex="12pt"/>
    </style:style>
    <style:style style:name="P34" style:parent-style-name="Normal" style:family="paragraph">
      <style:paragraph-properties fo:break-before="page" fo:margin-bottom="0.1111in"/>
    </style:style>
    <style:style style:name="P35" style:parent-style-name="Normal" style:family="paragraph">
      <style:paragraph-properties fo:margin-bottom="0.1111in"/>
    </style:style>
    <style:style style:name="P36" style:parent-style-name="Title" style:family="paragraph">
      <style:paragraph-properties fo:line-height="115%"/>
    </style:style>
    <style:style style:name="P37" style:parent-style-name="Normal" style:family="paragraph">
      <style:text-properties style:font-name-asian="Times New Roman" style:font-size-complex="12pt" fo:language="ro" fo:country="RO"/>
    </style:style>
    <style:style style:name="P38" style:parent-style-name="ListParagraph" style:family="paragraph">
      <style:text-properties style:font-size-complex="12pt"/>
    </style:style>
    <style:style style:name="P39" style:parent-style-name="ListParagraph" style:family="paragraph">
      <style:text-properties style:font-size-complex="12pt"/>
    </style:style>
    <style:style style:name="P40" style:parent-style-name="Normal" style:family="paragraph">
      <style:text-properties style:font-size-complex="12pt"/>
    </style:style>
    <style:style style:name="P41" style:parent-style-name="ListParagraph" style:family="paragraph">
      <style:text-properties style:font-size-complex="12pt"/>
    </style:style>
    <style:style style:name="P42" style:parent-style-name="ListParagraph" style:family="paragraph">
      <style:text-properties style:font-size-complex="12pt"/>
    </style:style>
    <style:style style:name="P43" style:parent-style-name="ListParagraph" style:family="paragraph">
      <style:text-properties style:font-size-complex="12pt"/>
    </style:style>
    <style:style style:name="P44" style:parent-style-name="Normal" style:family="paragraph">
      <style:paragraph-properties fo:break-before="page" fo:text-align="start" fo:margin-bottom="0.1111in" fo:line-height="107%"/>
      <style:text-properties style:font-size-complex="12pt"/>
    </style:style>
    <style:style style:name="P45" style:parent-style-name="ListParagraph" style:family="paragraph">
      <style:text-properties style:font-size-complex="12pt"/>
    </style:style>
    <style:style style:name="P46" style:parent-style-name="Title" style:family="paragraph">
      <style:paragraph-properties fo:line-height="115%"/>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fo:font-style="italic" style:font-style-asian="italic" style:font-style-complex="italic"/>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fo:font-style="italic" style:font-style-asian="italic" style:font-style-complex="italic" fo:language="en" fo:country="US"/>
    </style:style>
    <style:style style:name="T55" style:parent-style-name="DefaultParagraphFont" style:family="text">
      <style:text-properties fo:language="ro" fo:country="RO"/>
    </style:style>
    <style:style style:name="P56" style:parent-style-name="Normal" style:family="paragraph">
      <style:text-properties fo:language="ro" fo:country="RO"/>
    </style:style>
    <style:style style:name="P57" style:parent-style-name="Normal" style:family="paragraph">
      <style:text-properties fo:language="ro" fo:country="RO"/>
    </style:style>
    <style:style style:name="P58" style:parent-style-name="Normal" style:family="paragraph">
      <style:text-properties fo:language="ro" fo:country="RO"/>
    </style:style>
    <style:style style:name="P59" style:parent-style-name="Normal" style:family="paragraph">
      <style:text-properties fo:language="ro" fo:country="RO"/>
    </style:style>
    <style:style style:name="P60" style:parent-style-name="Normal" style:family="paragraph">
      <style:text-properties fo:language="ro" fo:country="RO"/>
    </style:style>
    <style:style style:name="P61" style:parent-style-name="Normal" style:family="paragraph">
      <style:text-properties fo:language="ro" fo:country="RO"/>
    </style:style>
    <style:style style:name="P62" style:parent-style-name="Normal" style:family="paragraph">
      <style:text-properties fo:language="ro" fo:country="RO"/>
    </style:style>
    <style:style style:name="P63" style:parent-style-name="Normal" style:family="paragraph">
      <style:text-properties fo:language="ro" fo:country="RO"/>
    </style:style>
    <style:style style:name="P64" style:parent-style-name="Title" style:family="paragraph">
      <style:text-properties fo:language="ro" fo:country="RO"/>
    </style:style>
    <style:style style:name="P65" style:parent-style-name="Normal" style:family="paragraph">
      <style:text-properties fo:language="ro" fo:country="RO"/>
    </style:style>
    <style:style style:name="T66" style:parent-style-name="DefaultParagraphFont" style:family="text">
      <style:text-properties fo:language="ro" fo:country="RO"/>
    </style:style>
    <style:style style:name="T67" style:parent-style-name="DefaultParagraphFont" style:family="text">
      <style:text-properties fo:font-style="italic" style:font-style-asian="italic" style:font-style-complex="italic" fo:language="ro" fo:country="RO"/>
    </style:style>
    <style:style style:name="T68" style:parent-style-name="DefaultParagraphFont" style:family="text">
      <style:text-properties fo:language="ro" fo:country="RO"/>
    </style:style>
    <style:style style:name="T69" style:parent-style-name="DefaultParagraphFont" style:family="text">
      <style:text-properties fo:language="ro" fo:country="RO"/>
    </style:style>
    <style:style style:name="T70" style:parent-style-name="DefaultParagraphFont" style:family="text">
      <style:text-properties fo:language="ro" fo:country="RO"/>
    </style:style>
    <style:style style:name="T71" style:parent-style-name="DefaultParagraphFont" style:family="text">
      <style:text-properties fo:font-style="italic" style:font-style-asian="italic" style:font-style-complex="italic" fo:language="ro" fo:country="RO"/>
    </style:style>
    <style:style style:name="T72" style:parent-style-name="DefaultParagraphFont" style:family="text">
      <style:text-properties fo:language="ro" fo:country="RO"/>
    </style:style>
    <style:style style:name="T73" style:parent-style-name="DefaultParagraphFont" style:family="text">
      <style:text-properties fo:font-style="italic" style:font-style-asian="italic" style:font-style-complex="italic" fo:language="ro" fo:country="RO"/>
    </style:style>
    <style:style style:name="T74" style:parent-style-name="DefaultParagraphFont" style:family="text">
      <style:text-properties fo:language="ro" fo:country="RO"/>
    </style:style>
    <style:style style:name="T75" style:parent-style-name="DefaultParagraphFont" style:family="text">
      <style:text-properties fo:font-style="italic" style:font-style-asian="italic" style:font-style-complex="italic" fo:language="ro" fo:country="RO"/>
    </style:style>
    <style:style style:name="T76" style:parent-style-name="DefaultParagraphFont" style:family="text">
      <style:text-properties fo:language="ro" fo:country="RO"/>
    </style:style>
    <style:style style:name="T77" style:parent-style-name="DefaultParagraphFont" style:family="text">
      <style:text-properties fo:language="ro" fo:country="RO"/>
    </style:style>
    <style:style style:name="T78" style:parent-style-name="DefaultParagraphFont" style:family="text">
      <style:text-properties fo:font-style="italic" style:font-style-asian="italic" style:font-style-complex="italic" fo:language="ro" fo:country="RO"/>
    </style:style>
    <style:style style:name="T79" style:parent-style-name="DefaultParagraphFont" style:family="text">
      <style:text-properties fo:language="ro" fo:country="RO"/>
    </style:style>
    <style:style style:name="T80" style:parent-style-name="DefaultParagraphFont" style:family="text">
      <style:text-properties fo:language="ro" fo:country="RO"/>
    </style:style>
    <style:style style:name="T81" style:parent-style-name="DefaultParagraphFont" style:family="text">
      <style:text-properties fo:font-style="italic" style:font-style-asian="italic" style:font-style-complex="italic" fo:language="ro" fo:country="RO"/>
    </style:style>
    <style:style style:name="T82" style:parent-style-name="DefaultParagraphFont" style:family="text">
      <style:text-properties fo:language="ro" fo:country="RO"/>
    </style:style>
    <style:style style:name="T83" style:parent-style-name="DefaultParagraphFont" style:family="text">
      <style:text-properties fo:font-style="italic" style:font-style-asian="italic" style:font-style-complex="italic" fo:language="ro" fo:country="RO"/>
    </style:style>
    <style:style style:name="T84" style:parent-style-name="DefaultParagraphFont" style:family="text">
      <style:text-properties fo:language="ro" fo:country="RO"/>
    </style:style>
    <style:style style:name="T85" style:parent-style-name="DefaultParagraphFont" style:family="text">
      <style:text-properties fo:font-style="italic" style:font-style-asian="italic" style:font-style-complex="italic" fo:language="ro" fo:country="RO"/>
    </style:style>
    <style:style style:name="T86" style:parent-style-name="DefaultParagraphFont" style:family="text">
      <style:text-properties fo:language="ro" fo:country="RO"/>
    </style:style>
    <style:style style:name="P87" style:parent-style-name="Normal" style:family="paragraph">
      <style:text-properties fo:language="ro" fo:country="RO"/>
    </style:style>
    <style:style style:name="P88" style:parent-style-name="Heading1" style:family="paragraph">
      <style:text-properties fo:language="ro" fo:country="RO"/>
    </style:style>
    <style:style style:name="T89" style:parent-style-name="DefaultParagraphFont" style:family="text">
      <style:text-properties fo:font-style="italic" style:font-style-asian="italic" style:font-style-complex="italic" fo:language="ro" fo:country="RO"/>
    </style:style>
    <style:style style:name="T90" style:parent-style-name="DefaultParagraphFont" style:family="text">
      <style:text-properties fo:language="ro" fo:country="RO"/>
    </style:style>
    <style:style style:name="T91" style:parent-style-name="DefaultParagraphFont" style:family="text">
      <style:text-properties fo:font-style="italic" style:font-style-asian="italic" style:font-style-complex="italic" fo:language="ro" fo:country="RO"/>
    </style:style>
    <style:style style:name="T92" style:parent-style-name="DefaultParagraphFont" style:family="text">
      <style:text-properties fo:language="ro" fo:country="RO"/>
    </style:style>
    <style:style style:name="T93" style:parent-style-name="DefaultParagraphFont" style:family="text">
      <style:text-properties fo:language="ro" fo:country="RO"/>
    </style:style>
    <style:style style:name="T94" style:parent-style-name="DefaultParagraphFont" style:family="text">
      <style:text-properties fo:language="ro" fo:country="RO"/>
    </style:style>
    <style:style style:name="P95" style:parent-style-name="Normal" style:family="paragraph">
      <style:text-properties fo:language="ro" fo:country="RO"/>
    </style:style>
    <style:style style:name="P96" style:parent-style-name="Heading1" style:family="paragraph">
      <style:text-properties fo:language="ro" fo:country="RO"/>
    </style:style>
    <style:style style:name="T97" style:parent-style-name="DefaultParagraphFont" style:family="text">
      <style:text-properties fo:font-style="italic" style:font-style-asian="italic" style:font-style-complex="italic" fo:language="ro" fo:country="RO"/>
    </style:style>
    <style:style style:name="T98" style:parent-style-name="DefaultParagraphFont" style:family="text">
      <style:text-properties fo:language="ro" fo:country="RO"/>
    </style:style>
    <style:style style:name="T99" style:parent-style-name="DefaultParagraphFont" style:family="text">
      <style:text-properties fo:font-style="italic" style:font-style-asian="italic" style:font-style-complex="italic" fo:language="ro" fo:country="RO"/>
    </style:style>
    <style:style style:name="T100" style:parent-style-name="DefaultParagraphFont" style:family="text">
      <style:text-properties fo:language="ro" fo:country="RO"/>
    </style:style>
    <style:style style:name="T101" style:parent-style-name="DefaultParagraphFont" style:family="text">
      <style:text-properties fo:font-style="italic" style:font-style-asian="italic" style:font-style-complex="italic" fo:language="ro" fo:country="RO"/>
    </style:style>
    <style:style style:name="T102" style:parent-style-name="DefaultParagraphFont" style:family="text">
      <style:text-properties fo:language="ro" fo:country="RO"/>
    </style:style>
    <style:style style:name="T103" style:parent-style-name="DefaultParagraphFont" style:family="text">
      <style:text-properties fo:language="ro" fo:country="RO"/>
    </style:style>
    <style:style style:name="T104" style:parent-style-name="DefaultParagraphFont" style:family="text">
      <style:text-properties fo:language="ro" fo:country="RO"/>
    </style:style>
    <style:style style:name="T105" style:parent-style-name="DefaultParagraphFont" style:family="text">
      <style:text-properties fo:language="ro" fo:country="RO"/>
    </style:style>
    <style:style style:name="T106" style:parent-style-name="DefaultParagraphFont" style:family="text">
      <style:text-properties fo:language="ro" fo:country="RO"/>
    </style:style>
    <style:style style:name="T107" style:parent-style-name="DefaultParagraphFont" style:family="text">
      <style:text-properties fo:font-style="italic" style:font-style-asian="italic" style:font-style-complex="italic" fo:language="ro" fo:country="RO"/>
    </style:style>
    <style:style style:name="T108" style:parent-style-name="DefaultParagraphFont" style:family="text">
      <style:text-properties fo:language="ro" fo:country="RO"/>
    </style:style>
    <style:style style:name="T109" style:parent-style-name="DefaultParagraphFont" style:family="text">
      <style:text-properties fo:font-style="italic" style:font-style-asian="italic" style:font-style-complex="italic" fo:language="ro" fo:country="RO"/>
    </style:style>
    <style:style style:name="T110" style:parent-style-name="DefaultParagraphFont" style:family="text">
      <style:text-properties fo:language="ro" fo:country="RO"/>
    </style:style>
    <style:style style:name="T111" style:parent-style-name="DefaultParagraphFont" style:family="text">
      <style:text-properties fo:font-style="italic" style:font-style-asian="italic" style:font-style-complex="italic" fo:language="ro" fo:country="RO"/>
    </style:style>
    <style:style style:name="T112" style:parent-style-name="DefaultParagraphFont" style:family="text">
      <style:text-properties fo:language="ro" fo:country="RO"/>
    </style:style>
    <style:style style:name="T113" style:parent-style-name="DefaultParagraphFont" style:family="text">
      <style:text-properties fo:font-style="italic" style:font-style-asian="italic" style:font-style-complex="italic" fo:language="ro" fo:country="RO"/>
    </style:style>
    <style:style style:name="T114" style:parent-style-name="DefaultParagraphFont" style:family="text">
      <style:text-properties fo:language="ro" fo:country="RO"/>
    </style:style>
    <style:style style:name="P115" style:parent-style-name="Heading1" style:family="paragraph">
      <style:text-properties fo:language="ro" fo:country="RO"/>
    </style:style>
    <style:style style:name="T116" style:parent-style-name="DefaultParagraphFont" style:family="text">
      <style:text-properties fo:font-style="italic" style:font-style-asian="italic" style:font-style-complex="italic" fo:language="ro" fo:country="RO"/>
    </style:style>
    <style:style style:name="T117" style:parent-style-name="DefaultParagraphFont" style:family="text">
      <style:text-properties fo:language="ro" fo:country="RO"/>
    </style:style>
    <style:style style:name="T118" style:parent-style-name="DefaultParagraphFont" style:family="text">
      <style:text-properties fo:font-style="italic" style:font-style-asian="italic" style:font-style-complex="italic" fo:language="ro" fo:country="RO"/>
    </style:style>
    <style:style style:name="T119" style:parent-style-name="DefaultParagraphFont" style:family="text">
      <style:text-properties fo:language="ro" fo:country="RO"/>
    </style:style>
    <style:style style:name="T120" style:parent-style-name="DefaultParagraphFont" style:family="text">
      <style:text-properties fo:font-style="italic" style:font-style-asian="italic" style:font-style-complex="italic" fo:language="ro" fo:country="RO"/>
    </style:style>
    <style:style style:name="T121" style:parent-style-name="DefaultParagraphFont" style:family="text">
      <style:text-properties fo:language="ro" fo:country="RO"/>
    </style:style>
    <style:style style:name="T122" style:parent-style-name="DefaultParagraphFont" style:family="text">
      <style:text-properties fo:font-style="italic" style:font-style-asian="italic" style:font-style-complex="italic" fo:language="ro" fo:country="RO"/>
    </style:style>
    <style:style style:name="T123" style:parent-style-name="DefaultParagraphFont" style:family="text">
      <style:text-properties fo:language="ro" fo:country="RO"/>
    </style:style>
    <style:style style:name="T124" style:parent-style-name="DefaultParagraphFont" style:family="text">
      <style:text-properties fo:font-style="italic" style:font-style-asian="italic" style:font-style-complex="italic" fo:language="ro" fo:country="RO"/>
    </style:style>
    <style:style style:name="T125" style:parent-style-name="DefaultParagraphFont" style:family="text">
      <style:text-properties fo:language="ro" fo:country="RO"/>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Photo Sharing</text:p>
      <text:p text:style-name="P5">DOCUMENTAȚIE</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Normal">Nohai Vlad<text:tab/></text:p>
      <text:p text:style-name="Normal">Dănilă-Anton Andreea</text:p>
      <text:p text:style-name="P25"/>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6">Cuprins</text:p>
          <text:p text:style-name="Normal"/>
          <text:list text:style-name="LFO2" text:continue-numbering="true">
            <text:list-item>
              <text:p text:style-name="P27">Introducere</text:p>
            </text:list-item>
          </text:list>
          <text:list text:style-name="LFO2" text:continue-numbering="true">
            <text:list-item>
              <text:p text:style-name="P28">Tehnologii<text:s/>folosite</text:p>
            </text:list-item>
          </text:list>
          <text:list text:style-name="LFO2" text:continue-numbering="true">
            <text:list-item>
              <text:p text:style-name="P29">Backend</text:p>
            </text:list-item>
          </text:list>
          <text:list text:style-name="LFO2" text:continue-numbering="true">
            <text:list-item>
              <text:p text:style-name="P30">Arhitectura</text:p>
            </text:list-item>
          </text:list>
          <text:list text:style-name="LFO2" text:continue-numbering="true">
            <text:list-item>
              <text:p text:style-name="P31">Utilizare</text:p>
            </text:list-item>
          </text:list>
          <text:list text:style-name="LFO2" text:continue-numbering="true">
            <text:list-item>
              <text:p text:style-name="P32">Concluzii</text:p>
            </text:list-item>
          </text:list>
          <text:p text:style-name="Normal"/>
        </text:index-body>
      </text:table-of-content>
      <text:p text:style-name="Normal"/>
      <text:p text:style-name="P33"/>
      <text:p text:style-name="P34"/>
      <text:p text:style-name="P35"/>
      <text:p text:style-name="P36">Introducere</text:p>
      <text:p text:style-name="Normal">Această aplicație<text:s/>web<text:s/>are scopul de a crea o platformă socială în care utilizatorii pot vizualiza imaginile încărcate de alții, dar și de a încărca și partaja propriile imagini pentru a fi vizualizate de prieteni sau pentru a le păstra într-un loc, de unde pot fi descărcate ulterior.</text:p>
      <text:p text:style-name="P37">Platforma oferită de aplicație oferă posibilitatea rezolvării problemelor legate de stocarea imaginilor, și partajarea lor:</text:p>
      <text:list text:style-name="LFO7" text:continue-numbering="true">
        <text:list-item>
          <text:p text:style-name="P38">Stocarea și păstrarea imaginilor: Utilizatorii pot încărca imaginile în aplicație, asigurându-se astfel că acestea sunt stocate într-un loc accesibil. Calitatea imaginii este păstrată aproape de cea inițială.</text:p>
        </text:list-item>
        <text:list-item>
          <text:p text:style-name="P39">Partajarea și distribuirea imaginilor: Utilizatorii pot partaja propriile imagini cu alți utilizatori prin intermediul aplicației.<text:s/></text:p>
        </text:list-item>
      </text:list>
      <text:p text:style-name="P40">Soluții oferite de aplicație:</text:p>
      <text:list text:style-name="LFO8" text:continue-numbering="true">
        <text:list-item>
          <text:p text:style-name="P41">Interfață intuitivă și ușor de utilizat: Aplicația oferă o interfață simplă și intuitivă.</text:p>
        </text:list-item>
        <text:list-item>
          <text:p text:style-name="P42">Funcționalități avansate de încărcare și partajare: Utilizatorii pot încărca imagini din galeria foto a dispozitivului sau prin intermediul link-urilor URL. De asemenea, pot partaja imagini<text:s/>cu urmăritorii.</text:p>
        </text:list-item>
        <text:list-item>
          <text:p text:style-name="P43">Interacțiune cu alți utilizatori: Utilizatorii pot interacționa cu alte persoane prin aprecierea postărilor, sau prin abonare și dezabonare la conținutul acestora.</text:p>
        </text:list-item>
      </text:list>
      <text:p text:style-name="P44"/>
      <text:p text:style-name="P45"/>
      <text:p text:style-name="P46">Tehnologii Folosite</text:p>
      <text:p text:style-name="Normal">Limbajul utilizat pentru dezvoltarea aplicației este Angular, print intermediul IDE-ului Visual Studio Code. Baza de date ș funcționalitățile de autentificare sunt realizate prin Firebase.<text:s/>În plus, Ng Zorro este utilizat pentru elemente UI, și funcționalitățile lor.</text:p>
      <text:h text:style-name="Heading1" text:outline-level="1">Angular</text:h>
      <text:p text:style-name="Normal">Angular este un framework de dezvoltare front-end dezvoltat de Google. Este bazat pe limbajul TypeScript și permite crearea de aplicații web. Prin intermediul Angular, dezvoltatorii pot construi interfețe de utilizator complexe, gestionarea stării aplicației și integrarea ușoară a serviciilor externe, cum ar fi Firebase.</text:p>
      <text:h text:style-name="Heading1" text:outline-level="1">FireBase</text:h>
      <text:p text:style-name="Normal">Firebase este o platformă de dezvoltare a aplicațiilor mobile și web oferită de Google. Aceasta include o serie de servicii utile, cum ar fi autentificarea utilizatorilor, stocarea datelor în timp real și multe altele.<text:s/></text:p>
      <text:p text:style-name="Normal">Baza de date a acesteia, anume<text:s/>Realtime<text:s/>Database, poate fi accesată prin intermediul requesturilor HTTP către obiectele stocate.</text:p>
      <text:p text:style-name="Normal">Serviciul de autentificare oferă funcționalități printre care se numără crearea și logarea într-un cont. De asemenea, există opțiunea de a implementa funcționalitatea de<text:s/><text:span text:style-name="T47">remember</text:span><text:s/><text:span text:style-name="T48">me</text:span>, care permite reținerea utilizatorului conectat, astfel încât să nu fie necesară autentificarea repetată la fiecare accesare a aplicației.</text:p>
      <text:h text:style-name="Heading1" text:outline-level="1">Ng Zorro</text:h>
      <text:p text:style-name="Normal">Ng Zorro este o librărie de componente UI dezvoltată special pentru Angular. Ea furnizează o colecție de componente predefinite și stilizate, care pot fi utilizate pentru a construi rapid și ușor interfețe de utilizator.</text:p>
      <text:p text:style-name="Normal">Prin utilizarea Ng Zorro în cadrul aplicației Angular, dezvoltatorii beneficiază de un set variat de componente, precum butoane, casete de dialog, liste de selecție, tab-uri, grile și multe altele. Aceste componente sunt dezvoltate în conformitate cu principiile de design și stilizare ale Angular Material Design, asigurând o experiență uniformă și coerentă pentru utilizatori.</text:p>
      <text:p text:style-name="Normal"/>
      <text:p text:style-name="Normal"/>
      <text:p text:style-name="Normal"/>
      <text:p text:style-name="Normal"/>
      <text:soft-page-break/>
      <text:p text:style-name="Title">BACKEND</text:p>
      <text:p text:style-name="Normal"><text:span text:style-name="T49">Backend</text:span>-ul aplicației este format din baza de date<text:s/>Realtime<text:span text:style-name="T50"><text:s/></text:span>Database<text:span text:style-name="T51"><text:s/></text:span>a proiectului, precum și din requesturile HTTP realizate prin intermediul serviciilor oferite de modulul Angular<text:s/><text:span text:style-name="T52">HttpClientModule</text:span>, care accesează, citesc și modifică obiectele bazei de date.</text:p>
      <text:p text:style-name="Normal">Baza de date Realtime Database utilizează o structură JSON în care sunt stocate obiecte cu atributele corespunzătoare.<text:s/>Pentru a accesa datele din baza de date, se folosește un URL care face referire la obiectul JSON specific.</text:p>
      <text:p text:style-name="Normal">De exemplu, avem următoarea structură<text:s/>JSON:</text:p>
      <text:p text:style-name="Normal"><draw:frame draw:z-index="0" draw:id="id0" draw:style-name="a0" draw:name="Object 38" text:anchor-type="as-char" svg:x="0in" svg:y="0in" svg:width="6.30208in" svg:height="2.77083in" style:rel-width="scale" style:rel-height="scale"><draw:object xlink:href="Object 1/" xlink:type="simple" xlink:show="embed" xlink:actuate="onLoad"/><draw:image xlink:href="ObjectReplacements/Object 1" xlink:type="simple" xlink:show="embed" xlink:actuate="onLoad"/><svg:title/><svg:desc/></draw:frame></text:p>
      <text:p text:style-name="Normal">URL-ul către datele primului user ar fi<text:s/><text:span text:style-name="T53">https://</text:span><text:span text:style-name="T54">[baza de date firebase]/users/uid1.json</text:span>. Astfel, printr-un get către acest obiect, se ob<text:span text:style-name="T55">țin numele, email-ul și vârsta utilizatorului. Ierarhia obiectelor din structură influențează formatul URL-ului.</text:span></text:p>
      <text:p text:style-name="P56">Pentru accesarea, citirea și modificarea datelor se pot seta anumite reguli ce pot preveni aceste acțiuni sub anumite condiții. De exemplu, se poate seta ca anumite date să nu poată fi modificate decât dacă un utilizator este autentificat, sau, în caz că un set de date a fost deja introduc, se poate preveni introducerea unui duplicat.<text:s/></text:p>
      <text:p text:style-name="P57">Regulile sunt formatate sub forma unei structuri JSON. Pentru fiecare obiect în parte, pot fi modificate regulile necesare, având în vedere ierarhia obiectelor din baza de date</text:p>
      <text:p text:style-name="P58"/>
      <text:p text:style-name="P59"/>
      <text:p text:style-name="P60"/>
      <text:p text:style-name="P61"/>
      <text:p text:style-name="P62"/>
      <text:p text:style-name="P63"/>
      <text:soft-page-break/>
      <text:p text:style-name="P64">Arhitectură</text:p>
      <text:p text:style-name="P65">Arhitectura aplicației este<text:s/>compusă<text:s/>din mai multe<text:s/>componente<text:s/>și<text:s/>servicii,<text:s/>structurate prin module.</text:p>
      <text:p text:style-name="Normal"><text:span text:style-name="T66">Sunt două module principale pentru afișarea paginilor principale a aplicației, anume pagina home, împreună cu bara de navigare,<text:s/></text:span><text:span text:style-name="T67">dashboard</text:span><text:span text:style-name="T68">-ul, și lista de abonări. În alte modul</text:span><text:span text:style-name="T69">e</text:span><text:span text:style-name="T70">, precum<text:s/></text:span><text:span text:style-name="T71">image</text:span><text:span text:style-name="T72">,<text:s/></text:span><text:span text:style-name="T73">user</text:span><text:span text:style-name="T74"><text:s/>și<text:s/></text:span><text:span text:style-name="T75">upload</text:span><text:span text:style-name="T76">,</text:span><text:span text:style-name="T77"><text:s/>se regăsesc serviciile de CRUD al bazei de date prin intermediul requesturilor HTTP, un modul decorativ<text:s/></text:span><text:span text:style-name="T78">footer</text:span><text:span text:style-name="T79">, și un modul pentru afișarea unui tabel.</text:span></text:p>
      <text:p text:style-name="Normal"><text:span text:style-name="T80">Modulele de bază, ce conectează baza de date de aplicație sunt<text:s/></text:span><text:span text:style-name="T81">image</text:span><text:span text:style-name="T82">,<text:s/></text:span><text:span text:style-name="T83">user</text:span><text:span text:style-name="T84">, și<text:s/></text:span><text:span text:style-name="T85">upload</text:span><text:span text:style-name="T86">.</text:span></text:p>
      <text:h text:style-name="Heading1" text:outline-level="1">Baza de date</text:h>
      <text:p text:style-name="P87">Baza de date a aplicației conține 3 obiecte principale: userii, relațiile de follow dintre useri, și imaginile. Imaginile sunt formate din date, adică stringul de biți a imaginii, descrierea, numărul de descărcări și like-uri, și metadate, precum autorul și data încărcării.</text:p>
      <text:h text:style-name="P88" text:outline-level="1">Image Module</text:h>
      <text:p text:style-name="Normal"><text:span text:style-name="T89">Image</text:span><text:span text:style-name="T90"><text:s/></text:span><text:span text:style-name="T91">module</text:span><text:span text:style-name="T92"><text:s/>oferă servicii pentru obținerea imaginilor din baza de date, ștergerea lor din baza de date și gestionarea aprecierilor și numărului de descărcări, și, de asemenea, oferă un serviciu pentru convertirea imaginilor într-un<text:s/></text:span><text:span text:style-name="T93"><text:s/>într-un șir de caractere Base64</text:span><text:span text:style-name="T94">, și dintr-un șir de caractere înapoi într-un fișier.<text:s/></text:span></text:p>
      <text:p text:style-name="P95">Serviciul de convertire a imaginilor este util pentru stocarea acestora în baza de date, pentru a putea fi afișate și descărcare ulterior.</text:p>
      <text:h text:style-name="P96" text:outline-level="1">User Module</text:h>
      <text:p text:style-name="Normal"><text:span text:style-name="T97">User</text:span><text:span text:style-name="T98"><text:s/></text:span><text:span text:style-name="T99">module</text:span><text:span text:style-name="T100"><text:s/>cuprinde serviciile ce au în privirea gestionarea utilizatoriilor în baza de date, precum și a abonărilor. În acest modul se regăsește și serviciul de autentificare, ce utilizează funcționalitățile oferite de firebase pentru înregistrarea și autentificare, precum și pentru implementarea opțiunii de<text:s/></text:span><text:span text:style-name="T101">remember me</text:span><text:span text:style-name="T102">.</text:span></text:p>
      <text:p text:style-name="Normal"><text:span text:style-name="T103">În cadrul modulului de autentificare, se realizează<text:s/></text:span><text:span text:style-name="T104">redirecționarea</text:span><text:span text:style-name="T105"><text:s/>paginii</text:span><text:span text:style-name="T106"><text:s/>în funcție de utilizatorul autentificat. Dacă un utilizator este autentificat și intră în pagina de autentificare, acesta este redirecționat către<text:s/></text:span><text:span text:style-name="T107">home</text:span><text:span text:style-name="T108">. Dacă un utilizator nu este autentificat, acesta nu poate accesa<text:s/></text:span><text:span text:style-name="T109">home</text:span><text:span text:style-name="T110">, fiind redirecționat către pagina de<text:s/></text:span><text:span text:style-name="T111">log</text:span><text:span text:style-name="T112"><text:s/></text:span><text:span text:style-name="T113">in</text:span><text:span text:style-name="T114">.</text:span></text:p>
      <text:h text:style-name="P115" text:outline-level="1">Upload Module</text:h>
      <text:p text:style-name="Normal"><text:span text:style-name="T116">Upload</text:span><text:span text:style-name="T117"><text:s/></text:span><text:span text:style-name="T118">Module</text:span><text:span text:style-name="T119"><text:s/>se preocupă de încărcarea imaginilor, împreună cu data și metadata, în baza de date. Acesta cuprinde și o componentă UI<text:s/></text:span><text:span text:style-name="T120">drag</text:span><text:span text:style-name="T121"><text:s/></text:span><text:span text:style-name="T122">and</text:span><text:span text:style-name="T123"><text:s/></text:span><text:span text:style-name="T124">drop</text:span><text:span text:style-name="T125"><text:s/>pentru procesarea și încărcarea imaginilo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paragraph-properties fo:text-align="justify" fo:margin-bottom="0.0416in" fo:line-height="115%"/>
      <style:text-properties style:font-name="Arial" style:font-name-asian="Arial" style:font-name-complex="Arial" style:letter-kerning="false" fo:font-size="12pt" style:font-size-asian="12pt" fo:language="en" style:language-asian="ro" style:country-asian="RO"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style:letter-kerning="false" fo:font-size="16pt" style:font-size-asian="16pt" style:font-size-complex="16pt" fo:language="en" style:language-asian="ro" style:country-asian="RO"/>
    </style:style>
    <style:style style:name="Title" style:display-name="Title" style:family="paragraph" style:parent-style-name="Normal" style:next-style-name="Normal">
      <style:paragraph-properties style:contextual-spacing="true"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fo:language="en" style:language-asian="ro" style:country-asian="RO"/>
    </style:style>
    <style:style style:name="Subtitle" style:display-name="Subtitle" style:family="paragraph" style:parent-style-name="Normal" style:next-style-name="Normal">
      <style:paragraph-properties fo:margin-bottom="0.1111in"/>
      <style:text-properties style:font-name="Calibri" style:font-name-asian="Times New Roman" style:font-name-complex="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letter-kerning="false" fo:language="en" style:language-asian="ro" style:country-asian="RO"/>
    </style:style>
    <style:style style:name="Heading2Char" style:display-name="Heading 2 Char" style:family="text" style:parent-style-name="DefaultParagraphFont">
      <style:text-properties style:font-name="Calibri Light" style:font-name-asian="Times New Roman" style:font-name-complex="Times New Roman" fo:color="#2F5496" style:letter-kerning="false" fo:font-size="13pt" style:font-size-asian="13pt" style:font-size-complex="13pt" fo:language="en" style:language-asian="ro" style:country-asian="RO"/>
    </style:style>
    <style:style style:name="NoSpacing" style:display-name="No Spacing" style:family="paragraph">
      <style:paragraph-properties fo:margin-bottom="0in" fo:line-height="100%"/>
      <style:text-properties style:font-name="Arial" style:font-name-asian="Arial" style:font-name-complex="Arial" style:letter-kerning="false" fo:language="en" style:language-asian="ro" style:country-asian="RO"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font-size-complex="12pt" fo:language="ro" fo:country="RO" fo:hyphenate="false"/>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style:font-name="Arial" style:font-name-asian="Arial" style:font-name-complex="Arial" style:letter-kerning="false" fo:font-size="12pt" style:font-size-asian="12pt" fo:language="en" style:language-asian="ro" style:country-asian="RO"/>
    </style:style>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Arial" style:font-name-asian="Arial" style:font-name-complex="Arial" style:letter-kerning="false" fo:font-size="12pt" style:font-size-asian="12pt" fo:language="en" style:language-asian="ro" style:country-asian="R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Normal" style:family="paragraph">
      <style:paragraph-properties fo:text-align="center"/>
    </style:style>
    <style:style style:name="P3" style:parent-style-name="Normal" style:family="paragraph">
      <style:paragraph-properties fo:text-align="center"/>
    </style:style>
  </office:automatic-styles>
  <office:master-styles>
    <style:master-page style:name="MP0" style:page-layout-name="PL0">
      <style:header>
        <text:p text:style-name="P2">Universitatea Transilvania din Brașov</text:p>
        <text:p text:style-name="P3">Facultatea de Matematică și Informatică</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dre Anton</meta:initial-creator>
    <dc:creator>Andre Anton</dc:creator>
    <meta:creation-date>2023-05-17T22:59:00Z</meta:creation-date>
    <dc:date>2023-05-18T01:28:00Z</dc:date>
    <meta:template xlink:href="Normal" xlink:type="simple"/>
    <meta:editing-cycles>1</meta:editing-cycles>
    <meta:editing-duration>PT8400S</meta:editing-duration>
    <meta:document-statistic meta:page-count="6" meta:paragraph-count="13" meta:word-count="1017" meta:character-count="6903" meta:row-count="49" meta:non-whitespace-character-count="5899"/>
  </office:meta>
</office:document-meta>
</file>

<file path=Object 1/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2"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3"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4"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5"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6"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7"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8"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9"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10"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11"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12"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13"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ro" style:country-asian="RO"/>
    </style:style>
    <style:style style:name="P14" style:parent-style-name="Normal" style:family="paragraph">
      <style:paragraph-properties fo:margin-bottom="0in" style:line-height-at-least="0.1979in" fo:background-color="#1F1F1F"/>
    </style:style>
    <style:style style:name="T15" style:parent-style-name="DefaultParagraphFont" style:family="text">
      <style:text-properties style:font-name="Consolas" style:font-name-asian="Times New Roman" fo:color="#CCCCCC" style:letter-kerning="false" fo:font-size="10.5pt" style:font-size-asian="10.5pt" style:font-size-complex="10.5pt" style:language-asian="ro" style:country-asian="RO"/>
    </style:style>
  </office:automatic-styles>
  <office:body>
    <office:text text:use-soft-page-breaks="true">
      <text:p text:style-name="P1">{</text:p>
      <text:p text:style-name="P2">    "users": {</text:p>
      <text:p text:style-name="P3">      "uid1": {</text:p>
      <text:p text:style-name="P4">        "name": "John Doe",</text:p>
      <text:p text:style-name="P5">        "email": "john.doe@example.com",</text:p>
      <text:p text:style-name="P6">        "age": 30</text:p>
      <text:p text:style-name="P7">      },</text:p>
      <text:p text:style-name="P8">      "uid2": {</text:p>
      <text:p text:style-name="P9">        "name": "Jane Smith",</text:p>
      <text:p text:style-name="P10">        "email":<text:s/>"jane.smith@example.com",</text:p>
      <text:p text:style-name="P11">        "age": 25</text:p>
      <text:p text:style-name="P12">      }</text:p>
      <text:p text:style-name="P13">    }</text:p>
      <text:p text:style-name="P14"><text:span text:style-name="T15">}</text:span></text:p>
    </office:text>
  </office:body>
</office:document-content>
</file>

<file path=Object 1/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ljs-string" style:display-name="hljs-string" style:family="text" style:parent-style-name="DefaultParagraphFont"/>
    <style:style style:name="hljs-number" style:display-name="hljs-numbe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